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288cm" fo:margin-left="1.307cm" table:align="left"/>
    </style:style>
    <style:style style:name="Tabla1.A" style:family="table-column">
      <style:table-column-properties style:column-width="16.288cm"/>
    </style:style>
    <style:style style:name="Tabla1.A1" style:family="table-cell">
      <style:table-cell-properties fo:background-color="#ffff00" fo:padding="0.097cm" fo:border="0.05pt solid #000000">
        <style:background-image/>
      </style:table-cell-properties>
    </style:style>
    <style:style style:name="Tabla2" style:family="table">
      <style:table-properties style:width="16.251cm" fo:margin-left="1.351cm" table:align="left"/>
    </style:style>
    <style:style style:name="Tabla2.A" style:family="table-column">
      <style:table-column-properties style:column-width="16.251cm"/>
    </style:style>
    <style:style style:name="Tabla2.A1" style:family="table-cell">
      <style:table-cell-properties fo:background-color="#ffff00" fo:padding="0.097cm" fo:border="0.05pt solid #000000">
        <style:background-image/>
      </style:table-cell-properties>
    </style:style>
    <style:style style:name="Tabla3" style:family="table">
      <style:table-properties style:width="16.295cm" fo:margin-left="1.307cm" table:align="left"/>
    </style:style>
    <style:style style:name="Tabla3.A" style:family="table-column">
      <style:table-column-properties style:column-width="16.295cm"/>
    </style:style>
    <style:style style:name="Tabla3.A1" style:family="table-cell">
      <style:table-cell-properties fo:background-color="#ffff00" fo:padding="0.097cm" fo:border="0.05pt solid #000000">
        <style:background-image/>
      </style:table-cell-properties>
    </style:style>
    <style:style style:name="Tabla4" style:family="table">
      <style:table-properties style:width="16.295cm" fo:margin-left="1.307cm" table:align="left"/>
    </style:style>
    <style:style style:name="Tabla4.A" style:family="table-column">
      <style:table-column-properties style:column-width="16.295cm"/>
    </style:style>
    <style:style style:name="Tabla4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break-before="page"/>
    </style:style>
    <style:style style:name="T1" style:family="text">
      <style:text-properties fo:color="#c9211e" loext: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1876944" text:style-name="L1">
        <text:list-item>
          <text:p text:style-name="P1">Dados un array y un valor Y, cuenta e imprime (print) el número de valores del array que sean mayores que Y.</text:p>
        </text:list-item>
      </text:list>
      <table:table table:name="Tabla1" table:style-name="Tabla1">
        <table:table-column table:style-name="Tabla1.A"/>
        <table:table-row table:style-name="TableLine2393683962192">
          <table:table-cell table:style-name="Tabla1.A1" office:value-type="string">
            <text:p text:style-name="Table_20_Contents">function maxValues(x,y){</text:p>
            <text:p text:style-name="Table_20_Contents"><text:s text:c="4"/>var array=[];</text:p>
            <text:p text:style-name="Table_20_Contents"><text:s text:c="4"/>var cont=0;</text:p>
            <text:p text:style-name="Table_20_Contents"><text:s text:c="4"/>for(var i=0;i&lt;x.length;i++){</text:p>
            <text:p text:style-name="Table_20_Contents"><text:s text:c="8"/>if(x[i]&gt;y){</text:p>
            <text:p text:style-name="Table_20_Contents"><text:s text:c="12"/>array.push(x[i]);</text:p>
            <text:p text:style-name="Table_20_Contents"><text:s text:c="12"/>cont++;</text:p>
            <text:p text:style-name="Table_20_Contents"><text:s text:c="8"/>}</text:p>
            <text:p text:style-name="Table_20_Contents"><text:s text:c="4"/>}</text:p>
            <text:p text:style-name="Table_20_Contents"><text:s text:c="4"/>console.log(cont+" valores sobre "+y);</text:p>
            <text:p text:style-name="Table_20_Contents"><text:s text:c="4"/>return array;</text:p>
            <text:p text:style-name="Table_20_Contents">}</text:p>
            <text:p text:style-name="Table_20_Contents">x=[0,1,2,3,4,5,6,7,8,9];</text:p>
            <text:p text:style-name="Table_20_Contents">y=5;</text:p>
            <text:p text:style-name="Table_20_Contents">console.log("valores: "+maxValues(x,y));</text:p>
          </table:table-cell>
        </table:table-row>
      </table:table>
      <text:p text:style-name="Standard"/>
      <text:list xml:id="list114705915321430" text:continue-numbering="true" text:style-name="L1">
        <text:list-item>
          <text:p text:style-name="P1">Dado un array, imprime los valores máximos (max), mínimos (min) y promedio (average) para el array.</text:p>
        </text:list-item>
      </text:list>
      <table:table table:name="Tabla2" table:style-name="Tabla2">
        <table:table-column table:style-name="Tabla2.A"/>
        <table:table-row table:style-name="TableLine2393683975248">
          <table:table-cell table:style-name="Tabla2.A1" office:value-type="string">
            <text:p text:style-name="Table_20_Contents">function maxMinAvg(x){</text:p>
            <text:p text:style-name="Table_20_Contents"><text:s text:c="4"/>var max=0;</text:p>
            <text:p text:style-name="Table_20_Contents"><text:s text:c="4"/>var min=0;</text:p>
            <text:p text:style-name="Table_20_Contents"><text:s text:c="4"/>var sum=0;</text:p>
            <text:p text:style-name="Table_20_Contents"><text:s text:c="4"/>var array=[max,min,0];</text:p>
            <text:p text:style-name="Table_20_Contents"><text:s text:c="4"/>for(var i=0;i&lt;x.length;i++){</text:p>
            <text:p text:style-name="Table_20_Contents"><text:s text:c="8"/>if(x[i]&gt;=max){</text:p>
            <text:p text:style-name="Table_20_Contents"><text:s text:c="12"/>array[0]=x[i];</text:p>
            <text:p text:style-name="Table_20_Contents"><text:s text:c="8"/>}</text:p>
            <text:p text:style-name="Table_20_Contents"><text:s text:c="8"/>if(x[i]&lt;=min){</text:p>
            <text:p text:style-name="Table_20_Contents"><text:s text:c="12"/>array[1]=x[i];</text:p>
            <text:p text:style-name="Table_20_Contents"><text:s text:c="8"/>}</text:p>
            <text:p text:style-name="Table_20_Contents"><text:s text:c="8"/>sum+=x[i];</text:p>
            <text:p text:style-name="Table_20_Contents"><text:s text:c="4"/>}</text:p>
            <text:p text:style-name="Table_20_Contents"><text:s text:c="4"/>array[2]=sum/x.length;</text:p>
            <text:p text:style-name="Table_20_Contents"><text:s text:c="4"/>return array;</text:p>
            <text:p text:style-name="Table_20_Contents">}</text:p>
            <text:p text:style-name="Table_20_Contents">x=[0,1,2,3,4,5,6,7,8,9];</text:p>
            <text:p text:style-name="Table_20_Contents">console.log("valores(max,min,avg): "+maxMinAvg(x));</text:p>
          </table:table-cell>
        </table:table-row>
      </table:table>
      <text:p text:style-name="Standard"/>
      <text:list xml:id="list114705342774136" text:continue-numbering="true" text:style-name="L1">
        <text:list-item>
          <text:p text:style-name="P2">Dado un array de números, crea una función que dé como resultado un nuevo array donde los valores negativos se reemplacen por el texto (string) ‘Dojo’. Por ejemplo, reemplazarNegativos([1,2,-3,-5,5]) debiera devolver [1,2, “Dojo”, “Dojo”, 5].</text:p>
        </text:list-item>
      </text:list>
      <table:table table:name="Tabla3" table:style-name="Tabla3">
        <table:table-column table:style-name="Tabla3.A"/>
        <table:table-row table:style-name="TableLine2393683957840">
          <table:table-cell table:style-name="Tabla3.A1" office:value-type="string">
            <text:p text:style-name="Table_20_Contents">function reemplazarNegativos(x){</text:p>
            <text:p text:style-name="Table_20_Contents"><text:s text:c="4"/>for(var i=0;i&lt;x.length;i++){</text:p>
            <text:p text:style-name="Table_20_Contents"><text:s text:c="8"/>if(x[i]&lt;0){</text:p>
            <text:p text:style-name="Table_20_Contents"><text:s text:c="12"/>x[i]="Dojo";</text:p>
            <text:p text:style-name="Table_20_Contents"><text:s text:c="8"/>}</text:p>
            <text:p text:style-name="Table_20_Contents"><text:s text:c="4"/>}</text:p>
            <text:p text:style-name="Table_20_Contents"><text:s text:c="4"/>return x;</text:p>
            <text:p text:style-name="Table_20_Contents">}</text:p>
            <text:p text:style-name="Table_20_Contents">console.log(reemplazarNegativos([1,2,-3,-5,5]));</text:p>
          </table:table-cell>
        </table:table-row>
      </table:table>
      <text:p text:style-name="Standard"/>
      <text:list xml:id="list114704463733135" text:continue-numbering="true" text:style-name="L1">
        <text:list-item>
          <text:p text:style-name="P1">Dado un array y su respectivo índice, remueve los valores en el rango del índice dado( acortando el array). Por ejemplo, removerRango([20,30,<text:span text:style-name="T1">40,50,60</text:span>,70],2,4)debiera devolver [20,30,70].</text:p>
        </text:list-item>
      </text:list>
      <table:table table:name="Tabla4" table:style-name="Tabla4">
        <table:table-column table:style-name="Tabla4.A"/>
        <table:table-row table:style-name="TableLine2393683962464">
          <table:table-cell table:style-name="Tabla4.A1" office:value-type="string">
            <text:p text:style-name="Table_20_Contents">function removerRango(array,x,y){</text:p>
            <text:p text:style-name="Table_20_Contents"><text:s text:c="4"/>var temp=[];</text:p>
            <text:p text:style-name="Table_20_Contents"><text:s text:c="4"/>console.log("arreglo entrada: "+array);</text:p>
            <text:p text:style-name="Table_20_Contents"><text:s text:c="4"/>console.log("rango a remover: "+x+","+y)</text:p>
            <text:p text:style-name="Table_20_Contents"><text:s text:c="4"/>for(var k=0;k&lt;array.length;k++){</text:p>
            <text:p text:style-name="Table_20_Contents"><text:s text:c="8"/>temp[k]=array[k];</text:p>
            <text:p text:style-name="Table_20_Contents"><text:s text:c="4"/>} <text:s text:c="3"/></text:p>
            <text:p text:style-name="Table_20_Contents"><text:s text:c="4"/>for(var i=temp.length-1;i&gt;=x;i--){</text:p>
            <text:p text:style-name="Table_20_Contents"><text:s text:c="8"/>temp.pop();</text:p>
            <text:p text:style-name="Table_20_Contents"><text:s text:c="4"/>}</text:p>
            <text:p text:style-name="Table_20_Contents"><text:s text:c="4"/>for(var j=y+1;j&lt;array.length;j++){</text:p>
            <text:p text:style-name="Table_20_Contents"><text:s text:c="8"/>temp.push(array[j]);</text:p>
            <text:p text:style-name="Table_20_Contents"><text:s text:c="4"/>}</text:p>
            <text:p text:style-name="Table_20_Contents"><text:s text:c="4"/>return temp;</text:p>
            <text:p text:style-name="Table_20_Contents">}</text:p>
            <text:p text:style-name="Table_20_Contents">console.log("arreglo salida: "+removerRango([20,30,40,50,60,70],2,4));</text:p>
          </table:table-cell>
        </table:table-row>
      </table:table>
      <text:list xml:id="list114705027860308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7T11:47:04.049000000</dc:date>
    <meta:editing-duration>PT50M11S</meta:editing-duration>
    <meta:editing-cycles>2</meta:editing-cycles>
    <meta:generator>LibreOffice/7.1.2.2$Windows_X86_64 LibreOffice_project/8a45595d069ef5570103caea1b71cc9d82b2aae4</meta:generator>
    <meta:document-statistic meta:table-count="4" meta:image-count="0" meta:object-count="0" meta:page-count="2" meta:paragraph-count="63" meta:word-count="194" meta:character-count="1927" meta:non-whitespace-character-count="1533"/>
  </office:meta>
</office:document-meta>
</file>